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52.32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50.85mm"/>
    </style:style>
    <style:style style:name="ro1" style:family="table-row">
      <style:table-row-properties style:row-height="9.9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12" style:family="table-cell" style:parent-style-name="Default" style:data-style-name="N37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37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808080" style:text-align-source="fix" style:repeat-content="false" fo:border="1.7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37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37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808080" style:text-align-source="fix" style:repeat-content="false" fo:border="1.7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able-cell-properties fo:wrap-option="wrap" style:vertical-align="middle"/>
    </style:style>
    <style:style style:name="T1" style:family="text">
      <style:text-properties fo:color="#4c4c4c" style:text-outline="false" style:text-line-through-style="none" style:text-line-through-type="none" style:text-position="0% 100%" style:font-name="Ubuntu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4c4c4c" style:font-name="Ubuntu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F2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1" table:default-cell-style-name="ce29"/>
        <table:table-column table:style-name="co4" table:default-cell-style-name="ce25"/>
        <table:table-column table:style-name="co5" table:default-cell-style-name="ce25"/>
        <table:table-column table:style-name="co1" table:number-columns-repeated="1018" table:default-cell-style-name="Default"/>
        <table:table-row table:style-name="ro1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>
            <text:p>Repas/apéro</text:p>
          </table:table-cell>
          <table:table-cell table:style-name="ce23" office:value-type="string" calcext:value-type="string">
            <text:p>Désignation de la recette</text:p>
          </table:table-cell>
          <table:table-cell table:style-name="ce27" office:value-type="string" calcext:value-type="string">
            <text:p>Date</text:p>
          </table:table-cell>
          <table:table-cell table:style-name="ce23" office:value-type="string" calcext:value-type="string">
            <text:p>Prénom et nom du cuisinier</text:p>
          </table:table-cell>
          <table:table-cell table:style-name="ce23" office:value-type="string" calcext:value-type="string">
            <text:p>Convives</text:p>
          </table:table-cell>
          <table:table-cell table:style-name="ce31" table:number-columns-repeated="1017"/>
          <table:table-cell table:style-name="ce33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Ratatouille niçoise</text:p>
          </table:table-cell>
          <table:table-cell table:style-name="ce28" office:value-type="date" office:date-value="2020-07-08" calcext:value-type="date">
            <text:p>08/07/20</text:p>
          </table:table-cell>
          <table:table-cell table:style-name="ce24" office:value-type="string" calcext:value-type="string">
            <text:p>Marie-Sarah Laroche</text:p>
          </table:table-cell>
          <table:table-cell table:style-name="ce24" office:value-type="string" calcext:value-type="string">
            <text:p>Marie-Sarah et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]+1" office:value-type="float" office:value="2" calcext:value-type="float">
            <text:p>2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Soupe estivale</text:p>
          </table:table-cell>
          <table:table-cell table:style-name="ce28" office:value-type="date" office:date-value="2020-07-13" calcext:value-type="date">
            <text:p>13/07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Edina, Bruno, Luka, Gabriel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]+1" office:value-type="float" office:value="3" calcext:value-type="float">
            <text:p>3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Dahl d’été</text:p>
          </table:table-cell>
          <table:table-cell table:style-name="ce28" office:value-type="date" office:date-value="2020-07-25" calcext:value-type="date">
            <text:p>25/07/20</text:p>
          </table:table-cell>
          <table:table-cell table:style-name="ce24" office:value-type="string" calcext:value-type="string">
            <text:p>Bruno Leruste</text:p>
          </table:table-cell>
          <table:table-cell table:style-name="ce24" office:value-type="string" calcext:value-type="string">
            <text:p>Edina, Bruno, Luka, Gabriel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4]+1" office:value-type="float" office:value="4" calcext:value-type="float">
            <text:p>4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Soupe estivale</text:p>
          </table:table-cell>
          <table:table-cell table:style-name="ce28" office:value-type="date" office:date-value="2020-08-03" calcext:value-type="date">
            <text:p>03/08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Olivia, Méline, Aaro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5]+1" office:value-type="float" office:value="5" calcext:value-type="float">
            <text:p>5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Lentilles carottes</text:p>
          </table:table-cell>
          <table:table-cell table:style-name="ce28" office:value-type="date" office:date-value="2020-09-19" calcext:value-type="date">
            <text:p>19/09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6]+1" office:value-type="float" office:value="6" calcext:value-type="float">
            <text:p>6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 la betterave</text:p>
          </table:table-cell>
          <table:table-cell table:style-name="ce28" office:value-type="date" office:date-value="2020-10-01" calcext:value-type="date">
            <text:p>01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7]+1" office:value-type="float" office:value="7" calcext:value-type="float">
            <text:p>7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Brochettes-apéro</text:p>
          </table:table-cell>
          <table:table-cell table:style-name="ce28" office:value-type="date" office:date-value="2020-10-01" calcext:value-type="date">
            <text:p>01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8]+1" office:value-type="float" office:value="8" calcext:value-type="float">
            <text:p>8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s pois chich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9]+1" office:value-type="float" office:value="9" calcext:value-type="float">
            <text:p>9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Houmous de pois chich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0]+1" office:value-type="float" office:value="10" calcext:value-type="float">
            <text:p>10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s endiv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1]+1" office:value-type="float" office:value="11" calcext:value-type="float">
            <text:p>11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2]+1" office:value-type="float" office:value="12" calcext:value-type="float">
            <text:p>1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3]+1" office:value-type="float" office:value="13" calcext:value-type="float">
            <text:p>13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pomme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4]+1" office:value-type="float" office:value="14" calcext:value-type="float">
            <text:p>14</text:p>
          </table:table-cell>
          <table:table-cell table:style-name="ce24" office:value-type="string" calcext:value-type="string">
            <text:p>Début confinement</text:p>
          </table:table-cell>
          <table:table-cell table:style-name="ce24" office:value-type="string" calcext:value-type="string">
            <text:p>Arrêt des rencontres culinaires</text:p>
          </table:table-cell>
          <table:table-cell table:style-name="ce28" office:value-type="date" office:date-value="2020-10-30" calcext:value-type="date">
            <text:p>30/10/20</text:p>
          </table:table-cell>
          <table:table-cell table:style-name="ce30"/>
          <table:table-cell table:style-name="ce30" office:value-type="string" calcext:value-type="string">
            <text:p>Covid 19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5]+1" office:value-type="float" office:value="15" calcext:value-type="float">
            <text:p>15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rouges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6]+1" office:value-type="float" office:value="16" calcext:value-type="float">
            <text:p>16</text:p>
          </table:table-cell>
          <table:table-cell table:style-name="ce24" office:value-type="string" calcext:value-type="string">
            <text:p>Apéro-dégustation</text:p>
          </table:table-cell>
          <table:table-cell table:style-name="ce26" office:value-type="string" calcext:value-type="string">
            <text:p><text:span text:style-name="T2">Houmous de haricots rouges</text:span>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7]+1" office:value-type="float" office:value="17" calcext:value-type="float">
            <text:p>17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Oranges bananes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8]+1" office:value-type="float" office:value="18" calcext:value-type="float">
            <text:p>18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2-12" calcext:value-type="date">
            <text:p>12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9]+1" office:value-type="float" office:value="19" calcext:value-type="float">
            <text:p>19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2-13" calcext:value-type="date">
            <text:p>13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0]+1" office:value-type="float" office:value="20" calcext:value-type="float">
            <text:p>20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Oranges bananes</text:p>
          </table:table-cell>
          <table:table-cell table:style-name="ce28" office:value-type="date" office:date-value="2021-02-13" calcext:value-type="date">
            <text:p>13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Default" table:number-columns-repeated="6"/>
          <table:table-cell table:style-name="ce32" table:number-columns-repeated="1017"/>
          <table:table-cell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Liste des plats cuisinés avec le SCI lors des rencontres culinaires</text:span></text:p>
      </style:header>
      <style:header-left style:display="false"/>
      <style:footer>
        <style:region-left>
          <text:p>imprimé le <text:date style:data-style-name="N2" text:date-value="2021-03-27">00/00/0000</text:date></text:p>
        </style:region-left>
        <style:region-center>
          <text:p><text:file-name text:display="full">???</text:file-name></text:p>
        </style:region-cen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13:43:11.352620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7:19:02.846516849</meta:creation-date>
    <dc:date>2021-03-27T13:44:17.228393674</dc:date>
    <meta:editing-duration>PT1H16M42S</meta:editing-duration>
    <meta:editing-cycles>17</meta:editing-cycles>
    <meta:generator>LibreOffice/6.0.7.3$Linux_X86_64 LibreOffice_project/00m0$Build-3</meta:generator>
    <meta:print-date>2021-03-27T13:40:53.052651153</meta:print-date>
    <meta:document-statistic meta:table-count="1" meta:cell-count="125" meta:object-count="0"/>
  </office:meta>
</office:document-meta>
</file>